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0.984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0.746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</table:table-row>
        <table:table-row table:style-name="ro1">
          <table:table-cell table:number-columns-repeated="8"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7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number-columns-repeated="17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5:57:32.487294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02T16:36:03.703724996</dc:date>
    <meta:editing-duration>P1DT20H4M14S</meta:editing-duration>
    <meta:editing-cycles>35</meta:editing-cycles>
    <meta:generator>LibreOffice/7.1.4.2$MacOSX_X86_64 LibreOffice_project/a529a4fab45b75fefc5b6226684193eb000654f6</meta:generator>
    <meta:document-statistic meta:table-count="2" meta:cell-count="504" meta:object-count="0"/>
  </office:meta>
</office:document-meta>
</file>